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3.052cm" fo:min-width="0.00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3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06616" draw:textarea-vertical-align="middle" draw:auto-grow-height="false" fo:min-height="4.703cm" fo:min-width="5.02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c0661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3.302cm" svg:x="9.22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3.302cm" svg:x="9.72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28cm" svg:height="4.953cm" svg:x="5.191cm" svg:y="12.557cm">
          <text:p/>
          <draw:enhanced-geometry draw:glue-point-type="segments" draw:type="mso-spt100" draw:modifiers="-90 -140.9081679480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9:39:13.437443588</meta:creation-date>
    <dc:date>2019-12-18T19:44:11.292844376</dc:date>
    <meta:editing-duration>PT4M59S</meta:editing-duration>
    <meta:editing-cycles>1</meta:editing-cycles>
    <meta:document-statistic meta:object-count="3"/>
    <meta:generator>LibreOffice/6.0.7.3$Linux_X86_64 LibreOffice_project/00m0$Build-3</meta:generator>
  </office:meta>
</office:document-meta>
</file>